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b7b79d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0000"/>
    </style:style>
    <style:style style:name="gr4" style:family="graphic" style:parent-style-name="standard">
      <style:graphic-properties svg:stroke-width="0.001cm" svg:stroke-color="#ecece7" draw:fill="none" draw:fill-color="#ffffff" fo:padding-top="-0.049cm" fo:padding-bottom="-0.049cm" fo:padding-left="-0.049cm" fo:padding-right="-0.049cm"/>
    </style:style>
    <style:style style:name="gr5" style:family="graphic" style:parent-style-name="standard">
      <style:graphic-properties draw:stroke="none" svg:stroke-width="0.001cm" draw:fill-color="#c9c9b6"/>
    </style:style>
    <style:style style:name="gr6" style:family="graphic" style:parent-style-name="standard">
      <style:graphic-properties draw:stroke="none" svg:stroke-width="0.001cm" draw:fill-color="#7a7a5a"/>
    </style:style>
    <style:style style:name="gr7" style:family="graphic" style:parent-style-name="standard">
      <style:graphic-properties svg:stroke-width="0.112cm" svg:stroke-color="#ecece7" draw:fill="none" draw:fill-color="#ffffff" fo:padding-top="0.006cm" fo:padding-bottom="0.006cm" fo:padding-left="0.006cm" fo:padding-right="0.006cm"/>
    </style:style>
    <style:style style:name="gr8" style:family="graphic" style:parent-style-name="standard">
      <style:graphic-properties svg:stroke-width="0.112cm" svg:stroke-color="#494936" draw:fill="none" draw:fill-color="#ffffff" fo:padding-top="0.006cm" fo:padding-bottom="0.006cm" fo:padding-left="0.006cm" fo:padding-right="0.006cm"/>
    </style:style>
    <style:style style:name="gr9" style:family="graphic" style:parent-style-name="standard">
      <style:graphic-properties svg:stroke-width="0.153cm" svg:stroke-color="#ecece7" draw:fill="none" draw:fill-color="#ffffff" fo:padding-top="0.026cm" fo:padding-bottom="0.026cm" fo:padding-left="0.026cm" fo:padding-right="0.026cm"/>
    </style:style>
    <style:style style:name="gr10" style:family="graphic" style:parent-style-name="standard">
      <style:graphic-properties svg:stroke-width="0.153cm" svg:stroke-color="#494936" draw:fill="none" draw:fill-color="#ffffff" fo:padding-top="0.026cm" fo:padding-bottom="0.026cm" fo:padding-left="0.026cm" fo:padding-right="0.026cm"/>
    </style:style>
    <style:style style:name="gr11" style:family="graphic" style:parent-style-name="standard">
      <style:graphic-properties draw:stroke="none" svg:stroke-width="0.002cm" draw:fill-color="#000000"/>
    </style:style>
  </office:automatic-styles>
  <office:body>
    <office:drawing>
      <draw:page draw:name="page1" draw:style-name="dp1" draw:master-page-name="Default">
        <draw:g>
          <draw:glue-point draw:id="4" svg:x="-2.363cm" svg:y="-5cm"/>
          <draw:glue-point draw:id="5" svg:x="5cm" svg:y="-5cm"/>
          <draw:glue-point draw:id="6" svg:x="1.319cm" svg:y="-5cm"/>
          <draw:glue-point draw:id="7" svg:x="-5cm" svg:y="5cm"/>
          <draw:glue-point draw:id="8" svg:x="2.359cm" svg:y="5cm"/>
          <draw:glue-point draw:id="9" svg:x="-1.321cm" svg:y="5cm"/>
          <draw:glue-point draw:id="10" svg:x="-5cm" svg:y="-3.165cm"/>
          <draw:glue-point draw:id="11" svg:x="-5cm" svg:y="0.917cm"/>
          <draw:glue-point draw:id="12" svg:x="-5cm" svg:y="-2.306cm"/>
          <draw:glue-point draw:id="13" svg:x="-5cm" svg:y="1.362cm"/>
          <draw:glue-point draw:id="14" svg:x="5cm" svg:y="3.162cm"/>
          <draw:glue-point draw:id="15" svg:x="5cm" svg:y="-0.918cm"/>
          <draw:glue-point draw:id="16" svg:x="-0.834cm" svg:y="-0.079cm"/>
          <draw:polygon draw:style-name="gr1" draw:layer="layout" svg:width="1.014cm" svg:height="1.627cm" svg:x="0cm" svg:y="0.367cm" svg:viewBox="0 0 1015 1628" draw:points="0,0 0,1628 1015,1628 1015,0">
            <text:p/>
          </draw:polygon>
          <draw:polygon draw:style-name="gr1" draw:layer="layout" svg:width="1.014cm" svg:height="1.627cm" svg:x="0.006cm" svg:y="0.373cm" svg:viewBox="0 0 1015 1628" draw:points="0,0 0,1628 1015,1628 1015,0">
            <text:p/>
          </draw:polygon>
          <draw:polygon draw:style-name="gr2" draw:layer="layout" svg:width="1.014cm" svg:height="1.627cm" svg:x="0.006cm" svg:y="0.373cm" svg:viewBox="0 0 1015 1628" draw:points="0,0 0,1628 1015,1628 1015,0">
            <text:p/>
          </draw:polygon>
          <draw:polygon draw:style-name="gr3" draw:layer="layout" svg:width="0.401cm" svg:height="0.142cm" svg:x="0.067cm" svg:y="0.806cm" svg:viewBox="0 0 402 143" draw:points="0,0 402,0 402,143 0,143">
            <text:p/>
          </draw:polygon>
          <draw:polygon draw:style-name="gr4" draw:layer="layout" svg:width="0.401cm" svg:height="0.142cm" svg:x="0.067cm" svg:y="0.806cm" svg:viewBox="0 0 402 143" draw:points="0,0 402,0 402,143 0,143">
            <text:p/>
          </draw:polygon>
          <draw:polyline draw:style-name="gr2" draw:layer="layout" svg:width="0.389cm" svg:height="0.13cm" svg:x="0.073cm" svg:y="0.812cm" svg:viewBox="0 0 390 131" draw:points="0,131 0,0 390,0">
            <text:p/>
          </draw:polyline>
          <draw:polygon draw:style-name="gr5" draw:layer="layout" svg:width="1.38cm" svg:height="0.367cm" svg:x="0cm" svg:y="0cm" svg:viewBox="0 0 1381 368" draw:points="0,368 365,0 1381,0 1014,368">
            <text:p/>
          </draw:polygon>
          <draw:polygon draw:style-name="gr5" draw:layer="layout" svg:width="1.38cm" svg:height="0.368cm" svg:x="0.006cm" svg:y="0.006cm" svg:viewBox="0 0 1381 369" draw:points="0,369 366,0 1381,0 1014,369">
            <text:p/>
          </draw:polygon>
          <draw:polygon draw:style-name="gr2" draw:layer="layout" svg:width="1.38cm" svg:height="0.368cm" svg:x="0.006cm" svg:y="0.006cm" svg:viewBox="0 0 1381 369" draw:points="0,369 366,0 1381,0 1014,369">
            <text:p/>
          </draw:polygon>
          <draw:polygon draw:style-name="gr6" draw:layer="layout" svg:width="0.366cm" svg:height="1.994cm" svg:x="1.014cm" svg:y="0cm" svg:viewBox="0 0 367 1995" draw:points="0,1995 367,1627 367,0 0,367">
            <text:p/>
          </draw:polygon>
          <draw:polygon draw:style-name="gr6" draw:layer="layout" svg:width="0.366cm" svg:height="1.994cm" svg:x="1.019cm" svg:y="0.006cm" svg:viewBox="0 0 367 1995" draw:points="0,1995 367,1627 367,0 0,367">
            <text:p/>
          </draw:polygon>
          <draw:polygon draw:style-name="gr2" draw:layer="layout" svg:width="0.366cm" svg:height="1.994cm" svg:x="1.019cm" svg:y="0.006cm" svg:viewBox="0 0 367 1995" draw:points="0,1995 367,1627 367,0 0,367">
            <text:p/>
          </draw:polygon>
          <draw:line draw:style-name="gr7" draw:layer="layout" svg:x1="1.015cm" svg:y1="0.551cm" svg:x2="0.012cm" svg:y2="0.551cm">
            <text:p/>
          </draw:line>
          <draw:line draw:style-name="gr8" draw:layer="layout" svg:x1="1.015cm" svg:y1="0.539cm" svg:x2="0.012cm" svg:y2="0.539cm">
            <text:p/>
          </draw:line>
          <draw:line draw:style-name="gr9" draw:layer="layout" svg:x1="0.99cm" svg:y1="0.573cm" svg:x2="1cm" svg:y2="0.563cm">
            <text:p/>
          </draw:line>
          <draw:line draw:style-name="gr10" draw:layer="layout" svg:x1="0.99cm" svg:y1="0.561cm" svg:x2="1cm" svg:y2="0.551cm">
            <text:p/>
          </draw:line>
          <draw:polygon draw:style-name="gr11" draw:layer="layout" svg:width="0.401cm" svg:height="0.142cm" svg:x="0.539cm" svg:y="0.806cm" svg:viewBox="0 0 402 143" draw:points="0,0 402,0 402,143 0,143">
            <text:p/>
          </draw:polygon>
          <draw:polygon draw:style-name="gr4" draw:layer="layout" svg:width="0.401cm" svg:height="0.142cm" svg:x="0.539cm" svg:y="0.806cm" svg:viewBox="0 0 402 143" draw:points="0,0 402,0 402,143 0,143">
            <text:p/>
          </draw:polygon>
          <draw:polyline draw:style-name="gr2" draw:layer="layout" svg:width="0.389cm" svg:height="0.13cm" svg:x="0.545cm" svg:y="0.812cm" svg:viewBox="0 0 390 131" draw:points="0,131 0,0 390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IBM Mini (AS400)</dc:title>
    <meta:creation-date>2011-02-07T16:38:17</meta:creation-date>
    <meta:editing-duration>P0D</meta:editing-duration>
    <meta:editing-cycles>1</meta:editing-cycles>
    <meta:document-statistic meta:object-count="20"/>
    <meta:generator>OpenOffice.org/3.3$Linux OpenOffice.org_project/330m20$Build-9567</meta:generator>
  </office:meta>
</office:document-meta>
</file>